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s" table:style-name="ta1">
        <table:shapes>
          <draw:frame draw:z-index="0" draw:style-name="gr1" draw:text-style-name="P1" svg:width="13.5043in" svg:height="7.5957in" svg:x="5.8327in" svg:y="2.5921in">
            <draw:object draw:notify-on-update-of-ranges="perfs.F1:perfs.F1 perfs.F2:perfs.F12 perfs.G1:perfs.G1 perfs.G2:perfs.G12 perfs.H1:perfs.H1 perfs.H2:perfs.H12 perfs.I1:perfs.I1 perfs.I2:perfs.I12 perfs.J1:perfs.J1 perfs.J2:perfs.J12 perfs.K1:perfs.K1 perfs.K2:perfs.K12 perfs.L1:perfs.L1 perfs.L2:perfs.L12 perfs.M1:perfs.M1 perfs.M2:perfs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ulti Thread For</text:p>
          </table:table-cell>
          <table:table-cell office:value-type="string" calcext:value-type="string">
            <text:p>Multi Thread Quad</text:p>
          </table:table-cell>
          <table:table-cell office:value-type="string" calcext:value-type="string">
            <text:p>Nested Parallel Thread Stream</text:p>
          </table:table-cell>
          <table:table-cell office:value-type="string" calcext:value-type="string">
            <text:p>Parallel Thread Stream</text:p>
          </table:table-cell>
          <table:table-cell office:value-type="string" calcext:value-type="string">
            <text:p>Single Thread For</text:p>
          </table:table-cell>
          <table:table-cell office:value-type="string" calcext:value-type="string">
            <text:p>Single Thread Quad</text:p>
          </table:table-cell>
          <table:table-cell office:value-type="string" calcext:value-type="string">
            <text:p>Single Thread Stream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500" calcext:value-type="float">
            <text:p>500</text:p>
          </table:table-cell>
          <table:table-cell office:value-type="float" office:value="26.546679" calcext:value-type="float">
            <text:p>26.546679</text:p>
          </table:table-cell>
          <table:table-cell office:value-type="float" office:value="0.026546679" calcext:value-type="float">
            <text:p>0.026546679</text:p>
          </table:table-cell>
          <table:table-cell/>
          <table:table-cell table:formula="of:=[.B2:.B11]" office:value-type="float" office:value="500" calcext:value-type="float">
            <text:p>500</text:p>
          </table:table-cell>
          <table:table-cell office:value-type="float" office:value="0.026546679" calcext:value-type="float">
            <text:p>0.026546679</text:p>
          </table:table-cell>
          <table:table-cell office:value-type="float" office:value="0.006382928" calcext:value-type="float">
            <text:p>0.006382928</text:p>
          </table:table-cell>
          <table:table-cell office:value-type="float" office:value="0.016697498" calcext:value-type="float">
            <text:p>0.016697498</text:p>
          </table:table-cell>
          <table:table-cell office:value-type="float" office:value="0.009318974" calcext:value-type="float">
            <text:p>0.009318974</text:p>
          </table:table-cell>
          <table:table-cell office:value-type="float" office:value="0.007319095" calcext:value-type="float">
            <text:p>0.007319095</text:p>
          </table:table-cell>
          <table:table-cell office:value-type="float" office:value="0.001763408" calcext:value-type="float">
            <text:p>0.001763408</text:p>
          </table:table-cell>
          <table:table-cell office:value-type="float" office:value="0.006156032" calcext:value-type="float">
            <text:p>0.006156032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1000" calcext:value-type="float">
            <text:p>1000</text:p>
          </table:table-cell>
          <table:table-cell office:value-type="float" office:value="41.034211" calcext:value-type="float">
            <text:p>41.034211</text:p>
          </table:table-cell>
          <table:table-cell office:value-type="float" office:value="0.041034211" calcext:value-type="float">
            <text:p>0.0410342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41034211" calcext:value-type="float">
            <text:p>0.041034211</text:p>
          </table:table-cell>
          <table:table-cell office:value-type="float" office:value="0.005715918" calcext:value-type="float">
            <text:p>0.005715918</text:p>
          </table:table-cell>
          <table:table-cell office:value-type="float" office:value="0.015866751" calcext:value-type="float">
            <text:p>0.015866751</text:p>
          </table:table-cell>
          <table:table-cell office:value-type="float" office:value="0.001361657" calcext:value-type="float">
            <text:p>0.001361657</text:p>
          </table:table-cell>
          <table:table-cell office:value-type="float" office:value="0.010965958" calcext:value-type="float">
            <text:p>0.010965958</text:p>
          </table:table-cell>
          <table:table-cell office:value-type="float" office:value="0.004950798" calcext:value-type="float">
            <text:p>0.004950798</text:p>
          </table:table-cell>
          <table:table-cell office:value-type="float" office:value="0.008503037" calcext:value-type="float">
            <text:p>0.008503037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2500" calcext:value-type="float">
            <text:p>2500</text:p>
          </table:table-cell>
          <table:table-cell office:value-type="float" office:value="100.391614" calcext:value-type="float">
            <text:p>100.391614</text:p>
          </table:table-cell>
          <table:table-cell office:value-type="float" office:value="0.100391614" calcext:value-type="float">
            <text:p>0.100391614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100391614" calcext:value-type="float">
            <text:p>0.100391614</text:p>
          </table:table-cell>
          <table:table-cell office:value-type="float" office:value="0.014125886" calcext:value-type="float">
            <text:p>0.014125886</text:p>
          </table:table-cell>
          <table:table-cell office:value-type="float" office:value="0.008958259" calcext:value-type="float">
            <text:p>0.008958259</text:p>
          </table:table-cell>
          <table:table-cell office:value-type="float" office:value="0.006805559" calcext:value-type="float">
            <text:p>0.006805559</text:p>
          </table:table-cell>
          <table:table-cell office:value-type="float" office:value="0.018871175" calcext:value-type="float">
            <text:p>0.018871175</text:p>
          </table:table-cell>
          <table:table-cell office:value-type="float" office:value="0.008092498" calcext:value-type="float">
            <text:p>0.008092498</text:p>
          </table:table-cell>
          <table:table-cell office:value-type="float" office:value="0.048736426" calcext:value-type="float">
            <text:p>0.048736426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5000" calcext:value-type="float">
            <text:p>5000</text:p>
          </table:table-cell>
          <table:table-cell office:value-type="float" office:value="199.065613" calcext:value-type="float">
            <text:p>199.065613</text:p>
          </table:table-cell>
          <table:table-cell office:value-type="float" office:value="0.199065613" calcext:value-type="float">
            <text:p>0.19906561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99065613" calcext:value-type="float">
            <text:p>0.199065613</text:p>
          </table:table-cell>
          <table:table-cell office:value-type="float" office:value="0.006158012" calcext:value-type="float">
            <text:p>0.006158012</text:p>
          </table:table-cell>
          <table:table-cell office:value-type="float" office:value="0.030406526" calcext:value-type="float">
            <text:p>0.030406526</text:p>
          </table:table-cell>
          <table:table-cell office:value-type="float" office:value="0.026255306" calcext:value-type="float">
            <text:p>0.026255306</text:p>
          </table:table-cell>
          <table:table-cell office:value-type="float" office:value="0.063919902" calcext:value-type="float">
            <text:p>0.063919902</text:p>
          </table:table-cell>
          <table:table-cell office:value-type="float" office:value="0.014712355" calcext:value-type="float">
            <text:p>0.014712355</text:p>
          </table:table-cell>
          <table:table-cell office:value-type="float" office:value="0.194951694" calcext:value-type="float">
            <text:p>0.194951694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10000" calcext:value-type="float">
            <text:p>10000</text:p>
          </table:table-cell>
          <table:table-cell office:value-type="float" office:value="403.042838" calcext:value-type="float">
            <text:p>403.042838</text:p>
          </table:table-cell>
          <table:table-cell office:value-type="float" office:value="0.403042838" calcext:value-type="float">
            <text:p>0.40304283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403042838" calcext:value-type="float">
            <text:p>0.403042838</text:p>
          </table:table-cell>
          <table:table-cell office:value-type="float" office:value="0.006452532" calcext:value-type="float">
            <text:p>0.006452532</text:p>
          </table:table-cell>
          <table:table-cell office:value-type="float" office:value="0.091719139" calcext:value-type="float">
            <text:p>0.091719139</text:p>
          </table:table-cell>
          <table:table-cell office:value-type="float" office:value="0.103884022" calcext:value-type="float">
            <text:p>0.103884022</text:p>
          </table:table-cell>
          <table:table-cell office:value-type="float" office:value="0.264186306" calcext:value-type="float">
            <text:p>0.264186306</text:p>
          </table:table-cell>
          <table:table-cell office:value-type="float" office:value="0.037442799" calcext:value-type="float">
            <text:p>0.037442799</text:p>
          </table:table-cell>
          <table:table-cell office:value-type="float" office:value="0.735405421" calcext:value-type="float">
            <text:p>0.735405421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25000" calcext:value-type="float">
            <text:p>25000</text:p>
          </table:table-cell>
          <table:table-cell office:value-type="float" office:value="986.126865" calcext:value-type="float">
            <text:p>986.126865</text:p>
          </table:table-cell>
          <table:table-cell office:value-type="float" office:value="0.986126865" calcext:value-type="float">
            <text:p>0.986126865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0.986126865" calcext:value-type="float">
            <text:p>0.986126865</text:p>
          </table:table-cell>
          <table:table-cell office:value-type="float" office:value="0.050006327" calcext:value-type="float">
            <text:p>0.050006327</text:p>
          </table:table-cell>
          <table:table-cell office:value-type="float" office:value="0.772114706" calcext:value-type="float">
            <text:p>0.772114706</text:p>
          </table:table-cell>
          <table:table-cell office:value-type="float" office:value="0.705505974" calcext:value-type="float">
            <text:p>0.705505974</text:p>
          </table:table-cell>
          <table:table-cell office:value-type="float" office:value="1.593518811" calcext:value-type="float">
            <text:p>1.593518811</text:p>
          </table:table-cell>
          <table:table-cell office:value-type="float" office:value="0.416979535" calcext:value-type="float">
            <text:p>0.416979535</text:p>
          </table:table-cell>
          <table:table-cell office:value-type="float" office:value="5.41255276" calcext:value-type="float">
            <text:p>5.41255276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50000" calcext:value-type="float">
            <text:p>50000</text:p>
          </table:table-cell>
          <table:table-cell office:value-type="float" office:value="2244.253261" calcext:value-type="float">
            <text:p>2244.253261</text:p>
          </table:table-cell>
          <table:table-cell office:value-type="float" office:value="2.244253261" calcext:value-type="float">
            <text:p>2.24425326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.244253261" calcext:value-type="float">
            <text:p>2.244253261</text:p>
          </table:table-cell>
          <table:table-cell office:value-type="float" office:value="0.098939329" calcext:value-type="float">
            <text:p>0.098939329</text:p>
          </table:table-cell>
          <table:table-cell office:value-type="float" office:value="2.856412645" calcext:value-type="float">
            <text:p>2.856412645</text:p>
          </table:table-cell>
          <table:table-cell office:value-type="float" office:value="2.436872488" calcext:value-type="float">
            <text:p>2.436872488</text:p>
          </table:table-cell>
          <table:table-cell office:value-type="float" office:value="13.963883334" calcext:value-type="float">
            <text:p>13.963883334</text:p>
          </table:table-cell>
          <table:table-cell office:value-type="float" office:value="0.99163556" calcext:value-type="float">
            <text:p>0.99163556</text:p>
          </table:table-cell>
          <table:table-cell office:value-type="float" office:value="19.447458692" calcext:value-type="float">
            <text:p>19.447458692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04.792477" calcext:value-type="float">
            <text:p>5404.792477</text:p>
          </table:table-cell>
          <table:table-cell office:value-type="float" office:value="5.404792477" calcext:value-type="float">
            <text:p>5.40479247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.404792477" calcext:value-type="float">
            <text:p>5.404792477</text:p>
          </table:table-cell>
          <table:table-cell office:value-type="float" office:value="0.327102699" calcext:value-type="float">
            <text:p>0.327102699</text:p>
          </table:table-cell>
          <table:table-cell office:value-type="float" office:value="11.292072171" calcext:value-type="float">
            <text:p>11.292072171</text:p>
          </table:table-cell>
          <table:table-cell office:value-type="float" office:value="9.075782338" calcext:value-type="float">
            <text:p>9.075782338</text:p>
          </table:table-cell>
          <table:table-cell office:value-type="float" office:value="29.391843612" calcext:value-type="float">
            <text:p>29.391843612</text:p>
          </table:table-cell>
          <table:table-cell office:value-type="float" office:value="3.888329333" calcext:value-type="float">
            <text:p>3.888329333</text:p>
          </table:table-cell>
          <table:table-cell office:value-type="float" office:value="76.154053893" calcext:value-type="float">
            <text:p>76.154053893</text:p>
          </table:table-cell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250000" calcext:value-type="float">
            <text:p>250000</text:p>
          </table:table-cell>
          <table:table-cell office:value-type="float" office:value="61318.188665" calcext:value-type="float">
            <text:p>61318.188665</text:p>
          </table:table-cell>
          <table:table-cell office:value-type="float" office:value="61.318188665" calcext:value-type="float">
            <text:p>61.318188665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61.318188665" calcext:value-type="float">
            <text:p>61.318188665</text:p>
          </table:table-cell>
          <table:table-cell office:value-type="float" office:value="0.767424496" calcext:value-type="float">
            <text:p>0.767424496</text:p>
          </table:table-cell>
          <table:table-cell office:value-type="float" office:value="174.901654691" calcext:value-type="float">
            <text:p>174.901654691</text:p>
          </table:table-cell>
          <table:table-cell office:value-type="float" office:value="138.273792955" calcext:value-type="float">
            <text:p>138.273792955</text:p>
          </table:table-cell>
          <table:table-cell office:value-type="float" office:value="410.170442055" calcext:value-type="float">
            <text:p>410.170442055</text:p>
          </table:table-cell>
          <table:table-cell office:value-type="float" office:value="25.815489269" calcext:value-type="float">
            <text:p>25.815489269</text:p>
          </table:table-cell>
          <table:table-cell/>
        </table:table-row>
        <table:table-row table:style-name="ro1">
          <table:table-cell office:value-type="string" calcext:value-type="string">
            <text:p>Multi Thread F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9039.915956" calcext:value-type="float">
            <text:p>289039.915956</text:p>
          </table:table-cell>
          <table:table-cell office:value-type="float" office:value="289.039915956" calcext:value-type="float">
            <text:p>289.03991595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89.039915956" calcext:value-type="float">
            <text:p>289.039915956</text:p>
          </table:table-cell>
          <table:table-cell office:value-type="float" office:value="0.993851247" calcext:value-type="float">
            <text:p>0.993851247</text:p>
          </table:table-cell>
          <table:table-cell office:value-type="float" office:value="445.550133971" calcext:value-type="float">
            <text:p>445.550133971</text:p>
          </table:table-cell>
          <table:table-cell office:value-type="float" office:value="478.613650292" calcext:value-type="float">
            <text:p>478.613650292</text:p>
          </table:table-cell>
          <table:table-cell/>
          <table:table-cell office:value-type="float" office:value="160.652777064" calcext:value-type="float">
            <text:p>160.652777064</text:p>
          </table:table-cell>
          <table:table-cell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500" calcext:value-type="float">
            <text:p>500</text:p>
          </table:table-cell>
          <table:table-cell office:value-type="float" office:value="6.382928" calcext:value-type="float">
            <text:p>6.382928</text:p>
          </table:table-cell>
          <table:table-cell office:value-type="float" office:value="0.006382928" calcext:value-type="float">
            <text:p>0.006382928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3.158990186" calcext:value-type="float">
            <text:p>3.158990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1000" calcext:value-type="float">
            <text:p>1000</text:p>
          </table:table-cell>
          <table:table-cell office:value-type="float" office:value="5.715918" calcext:value-type="float">
            <text:p>5.715918</text:p>
          </table:table-cell>
          <table:table-cell office:value-type="float" office:value="0.005715918" calcext:value-type="float">
            <text:p>0.005715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2500" calcext:value-type="float">
            <text:p>2500</text:p>
          </table:table-cell>
          <table:table-cell office:value-type="float" office:value="14.125886" calcext:value-type="float">
            <text:p>14.125886</text:p>
          </table:table-cell>
          <table:table-cell office:value-type="float" office:value="0.014125886" calcext:value-type="float">
            <text:p>0.014125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5000" calcext:value-type="float">
            <text:p>5000</text:p>
          </table:table-cell>
          <table:table-cell office:value-type="float" office:value="6.158012" calcext:value-type="float">
            <text:p>6.158012</text:p>
          </table:table-cell>
          <table:table-cell office:value-type="float" office:value="0.006158012" calcext:value-type="float">
            <text:p>0.006158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10000" calcext:value-type="float">
            <text:p>10000</text:p>
          </table:table-cell>
          <table:table-cell office:value-type="float" office:value="6.452532" calcext:value-type="float">
            <text:p>6.452532</text:p>
          </table:table-cell>
          <table:table-cell office:value-type="float" office:value="0.006452532" calcext:value-type="float">
            <text:p>0.006452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25000" calcext:value-type="float">
            <text:p>25000</text:p>
          </table:table-cell>
          <table:table-cell office:value-type="float" office:value="50.006327" calcext:value-type="float">
            <text:p>50.006327</text:p>
          </table:table-cell>
          <table:table-cell office:value-type="float" office:value="0.050006327" calcext:value-type="float">
            <text:p>0.050006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50000" calcext:value-type="float">
            <text:p>50000</text:p>
          </table:table-cell>
          <table:table-cell office:value-type="float" office:value="98.939329" calcext:value-type="float">
            <text:p>98.939329</text:p>
          </table:table-cell>
          <table:table-cell office:value-type="float" office:value="0.098939329" calcext:value-type="float">
            <text:p>0.098939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7.102699" calcext:value-type="float">
            <text:p>327.102699</text:p>
          </table:table-cell>
          <table:table-cell office:value-type="float" office:value="0.327102699" calcext:value-type="float">
            <text:p>0.327102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250000" calcext:value-type="float">
            <text:p>250000</text:p>
          </table:table-cell>
          <table:table-cell office:value-type="float" office:value="767.424496" calcext:value-type="float">
            <text:p>767.424496</text:p>
          </table:table-cell>
          <table:table-cell office:value-type="float" office:value="0.767424496" calcext:value-type="float">
            <text:p>0.767424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500000" calcext:value-type="float">
            <text:p>500000</text:p>
          </table:table-cell>
          <table:table-cell office:value-type="float" office:value="993.851247" calcext:value-type="float">
            <text:p>993.851247</text:p>
          </table:table-cell>
          <table:table-cell office:value-type="float" office:value="0.993851247" calcext:value-type="float">
            <text:p>0.99385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 Thread Qua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58.990186" calcext:value-type="float">
            <text:p>3158.990186</text:p>
          </table:table-cell>
          <table:table-cell office:value-type="float" office:value="3.158990186" calcext:value-type="float">
            <text:p>3.158990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500" calcext:value-type="float">
            <text:p>500</text:p>
          </table:table-cell>
          <table:table-cell office:value-type="float" office:value="16.697498" calcext:value-type="float">
            <text:p>16.697498</text:p>
          </table:table-cell>
          <table:table-cell office:value-type="float" office:value="0.016697498" calcext:value-type="float">
            <text:p>0.016697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1000" calcext:value-type="float">
            <text:p>1000</text:p>
          </table:table-cell>
          <table:table-cell office:value-type="float" office:value="15.866751" calcext:value-type="float">
            <text:p>15.866751</text:p>
          </table:table-cell>
          <table:table-cell office:value-type="float" office:value="0.015866751" calcext:value-type="float">
            <text:p>0.015866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2500" calcext:value-type="float">
            <text:p>2500</text:p>
          </table:table-cell>
          <table:table-cell office:value-type="float" office:value="8.958259" calcext:value-type="float">
            <text:p>8.958259</text:p>
          </table:table-cell>
          <table:table-cell office:value-type="float" office:value="0.008958259" calcext:value-type="float">
            <text:p>0.0089582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5000" calcext:value-type="float">
            <text:p>5000</text:p>
          </table:table-cell>
          <table:table-cell office:value-type="float" office:value="30.406526" calcext:value-type="float">
            <text:p>30.406526</text:p>
          </table:table-cell>
          <table:table-cell office:value-type="float" office:value="0.030406526" calcext:value-type="float">
            <text:p>0.030406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19139" calcext:value-type="float">
            <text:p>91.719139</text:p>
          </table:table-cell>
          <table:table-cell office:value-type="float" office:value="0.091719139" calcext:value-type="float">
            <text:p>0.09171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25000" calcext:value-type="float">
            <text:p>25000</text:p>
          </table:table-cell>
          <table:table-cell office:value-type="float" office:value="772.114706" calcext:value-type="float">
            <text:p>772.114706</text:p>
          </table:table-cell>
          <table:table-cell office:value-type="float" office:value="0.772114706" calcext:value-type="float">
            <text:p>0.772114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50000" calcext:value-type="float">
            <text:p>50000</text:p>
          </table:table-cell>
          <table:table-cell office:value-type="float" office:value="2856.412645" calcext:value-type="float">
            <text:p>2856.412645</text:p>
          </table:table-cell>
          <table:table-cell office:value-type="float" office:value="2.856412645" calcext:value-type="float">
            <text:p>2.856412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2.072171" calcext:value-type="float">
            <text:p>11292.072171</text:p>
          </table:table-cell>
          <table:table-cell office:value-type="float" office:value="11.292072171" calcext:value-type="float">
            <text:p>11.292072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250000" calcext:value-type="float">
            <text:p>250000</text:p>
          </table:table-cell>
          <table:table-cell office:value-type="float" office:value="174901.654691" calcext:value-type="float">
            <text:p>174901.654691</text:p>
          </table:table-cell>
          <table:table-cell office:value-type="float" office:value="174.901654691" calcext:value-type="float">
            <text:p>174.901654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sted Parallel Thread Stream</text:p>
          </table:table-cell>
          <table:table-cell office:value-type="float" office:value="500000" calcext:value-type="float">
            <text:p>500000</text:p>
          </table:table-cell>
          <table:table-cell office:value-type="float" office:value="445550.133971" calcext:value-type="float">
            <text:p>445550.133971</text:p>
          </table:table-cell>
          <table:table-cell office:value-type="float" office:value="445.550133971" calcext:value-type="float">
            <text:p>445.550133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500" calcext:value-type="float">
            <text:p>500</text:p>
          </table:table-cell>
          <table:table-cell office:value-type="float" office:value="9.318974" calcext:value-type="float">
            <text:p>9.318974</text:p>
          </table:table-cell>
          <table:table-cell office:value-type="float" office:value="0.009318974" calcext:value-type="float">
            <text:p>0.009318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1000" calcext:value-type="float">
            <text:p>1000</text:p>
          </table:table-cell>
          <table:table-cell office:value-type="float" office:value="1.361657" calcext:value-type="float">
            <text:p>1.361657</text:p>
          </table:table-cell>
          <table:table-cell office:value-type="float" office:value="0.001361657" calcext:value-type="float">
            <text:p>0.001361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2500" calcext:value-type="float">
            <text:p>2500</text:p>
          </table:table-cell>
          <table:table-cell office:value-type="float" office:value="6.805559" calcext:value-type="float">
            <text:p>6.805559</text:p>
          </table:table-cell>
          <table:table-cell office:value-type="float" office:value="0.006805559" calcext:value-type="float">
            <text:p>0.006805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5000" calcext:value-type="float">
            <text:p>5000</text:p>
          </table:table-cell>
          <table:table-cell office:value-type="float" office:value="26.255306" calcext:value-type="float">
            <text:p>26.255306</text:p>
          </table:table-cell>
          <table:table-cell office:value-type="float" office:value="0.026255306" calcext:value-type="float">
            <text:p>0.0262553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10000" calcext:value-type="float">
            <text:p>10000</text:p>
          </table:table-cell>
          <table:table-cell office:value-type="float" office:value="103.884022" calcext:value-type="float">
            <text:p>103.884022</text:p>
          </table:table-cell>
          <table:table-cell office:value-type="float" office:value="0.103884022" calcext:value-type="float">
            <text:p>0.10388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25000" calcext:value-type="float">
            <text:p>25000</text:p>
          </table:table-cell>
          <table:table-cell office:value-type="float" office:value="705.505974" calcext:value-type="float">
            <text:p>705.505974</text:p>
          </table:table-cell>
          <table:table-cell office:value-type="float" office:value="0.705505974" calcext:value-type="float">
            <text:p>0.705505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50000" calcext:value-type="float">
            <text:p>50000</text:p>
          </table:table-cell>
          <table:table-cell office:value-type="float" office:value="2436.872488" calcext:value-type="float">
            <text:p>2436.872488</text:p>
          </table:table-cell>
          <table:table-cell office:value-type="float" office:value="2.436872488" calcext:value-type="float">
            <text:p>2.436872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75.782338" calcext:value-type="float">
            <text:p>9075.782338</text:p>
          </table:table-cell>
          <table:table-cell office:value-type="float" office:value="9.075782338" calcext:value-type="float">
            <text:p>9.075782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8273.792955" calcext:value-type="float">
            <text:p>138273.792955</text:p>
          </table:table-cell>
          <table:table-cell office:value-type="float" office:value="138.273792955" calcext:value-type="float">
            <text:p>138.273792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 Thread Stream</text:p>
          </table:table-cell>
          <table:table-cell office:value-type="float" office:value="500000" calcext:value-type="float">
            <text:p>500000</text:p>
          </table:table-cell>
          <table:table-cell office:value-type="float" office:value="478613.650292" calcext:value-type="float">
            <text:p>478613.650292</text:p>
          </table:table-cell>
          <table:table-cell office:value-type="float" office:value="478.613650292" calcext:value-type="float">
            <text:p>478.6136502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500" calcext:value-type="float">
            <text:p>500</text:p>
          </table:table-cell>
          <table:table-cell office:value-type="float" office:value="7.319095" calcext:value-type="float">
            <text:p>7.319095</text:p>
          </table:table-cell>
          <table:table-cell office:value-type="float" office:value="0.007319095" calcext:value-type="float">
            <text:p>0.007319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1000" calcext:value-type="float">
            <text:p>1000</text:p>
          </table:table-cell>
          <table:table-cell office:value-type="float" office:value="10.965958" calcext:value-type="float">
            <text:p>10.965958</text:p>
          </table:table-cell>
          <table:table-cell office:value-type="float" office:value="0.010965958" calcext:value-type="float">
            <text:p>0.010965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2500" calcext:value-type="float">
            <text:p>2500</text:p>
          </table:table-cell>
          <table:table-cell office:value-type="float" office:value="18.871175" calcext:value-type="float">
            <text:p>18.871175</text:p>
          </table:table-cell>
          <table:table-cell office:value-type="float" office:value="0.018871175" calcext:value-type="float">
            <text:p>0.018871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5000" calcext:value-type="float">
            <text:p>5000</text:p>
          </table:table-cell>
          <table:table-cell office:value-type="float" office:value="63.919902" calcext:value-type="float">
            <text:p>63.919902</text:p>
          </table:table-cell>
          <table:table-cell office:value-type="float" office:value="0.063919902" calcext:value-type="float">
            <text:p>0.063919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10000" calcext:value-type="float">
            <text:p>10000</text:p>
          </table:table-cell>
          <table:table-cell office:value-type="float" office:value="264.186306" calcext:value-type="float">
            <text:p>264.186306</text:p>
          </table:table-cell>
          <table:table-cell office:value-type="float" office:value="0.264186306" calcext:value-type="float">
            <text:p>0.2641863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25000" calcext:value-type="float">
            <text:p>25000</text:p>
          </table:table-cell>
          <table:table-cell office:value-type="float" office:value="1593.518811" calcext:value-type="float">
            <text:p>1593.518811</text:p>
          </table:table-cell>
          <table:table-cell office:value-type="float" office:value="1.593518811" calcext:value-type="float">
            <text:p>1.593518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50000" calcext:value-type="float">
            <text:p>50000</text:p>
          </table:table-cell>
          <table:table-cell office:value-type="float" office:value="13963.883334" calcext:value-type="float">
            <text:p>13963.883334</text:p>
          </table:table-cell>
          <table:table-cell office:value-type="float" office:value="13.963883334" calcext:value-type="float">
            <text:p>13.963883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391.843612" calcext:value-type="float">
            <text:p>29391.843612</text:p>
          </table:table-cell>
          <table:table-cell office:value-type="float" office:value="29.391843612" calcext:value-type="float">
            <text:p>29.391843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For</text:p>
          </table:table-cell>
          <table:table-cell office:value-type="float" office:value="250000" calcext:value-type="float">
            <text:p>250000</text:p>
          </table:table-cell>
          <table:table-cell office:value-type="float" office:value="410170.442055" calcext:value-type="float">
            <text:p>410170.442055</text:p>
          </table:table-cell>
          <table:table-cell office:value-type="float" office:value="410.170442055" calcext:value-type="float">
            <text:p>410.170442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500" calcext:value-type="float">
            <text:p>500</text:p>
          </table:table-cell>
          <table:table-cell office:value-type="float" office:value="1.763408" calcext:value-type="float">
            <text:p>1.763408</text:p>
          </table:table-cell>
          <table:table-cell office:value-type="float" office:value="0.001763408" calcext:value-type="float">
            <text:p>0.001763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1000" calcext:value-type="float">
            <text:p>1000</text:p>
          </table:table-cell>
          <table:table-cell office:value-type="float" office:value="4.950798" calcext:value-type="float">
            <text:p>4.950798</text:p>
          </table:table-cell>
          <table:table-cell office:value-type="float" office:value="0.004950798" calcext:value-type="float">
            <text:p>0.004950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2500" calcext:value-type="float">
            <text:p>2500</text:p>
          </table:table-cell>
          <table:table-cell office:value-type="float" office:value="8.092498" calcext:value-type="float">
            <text:p>8.092498</text:p>
          </table:table-cell>
          <table:table-cell office:value-type="float" office:value="0.008092498" calcext:value-type="float">
            <text:p>0.008092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5000" calcext:value-type="float">
            <text:p>5000</text:p>
          </table:table-cell>
          <table:table-cell office:value-type="float" office:value="14.712355" calcext:value-type="float">
            <text:p>14.712355</text:p>
          </table:table-cell>
          <table:table-cell office:value-type="float" office:value="0.014712355" calcext:value-type="float">
            <text:p>0.014712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10000" calcext:value-type="float">
            <text:p>10000</text:p>
          </table:table-cell>
          <table:table-cell office:value-type="float" office:value="37.442799" calcext:value-type="float">
            <text:p>37.442799</text:p>
          </table:table-cell>
          <table:table-cell office:value-type="float" office:value="0.037442799" calcext:value-type="float">
            <text:p>0.037442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25000" calcext:value-type="float">
            <text:p>25000</text:p>
          </table:table-cell>
          <table:table-cell office:value-type="float" office:value="416.979535" calcext:value-type="float">
            <text:p>416.979535</text:p>
          </table:table-cell>
          <table:table-cell office:value-type="float" office:value="0.416979535" calcext:value-type="float">
            <text:p>0.416979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50000" calcext:value-type="float">
            <text:p>50000</text:p>
          </table:table-cell>
          <table:table-cell office:value-type="float" office:value="991.63556" calcext:value-type="float">
            <text:p>991.63556</text:p>
          </table:table-cell>
          <table:table-cell office:value-type="float" office:value="0.99163556" calcext:value-type="float">
            <text:p>0.99163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88.329333" calcext:value-type="float">
            <text:p>3888.329333</text:p>
          </table:table-cell>
          <table:table-cell office:value-type="float" office:value="3.888329333" calcext:value-type="float">
            <text:p>3.888329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815.489269" calcext:value-type="float">
            <text:p>25815.489269</text:p>
          </table:table-cell>
          <table:table-cell office:value-type="float" office:value="25.815489269" calcext:value-type="float">
            <text:p>25.8154892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Quad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0652.777064" calcext:value-type="float">
            <text:p>160652.777064</text:p>
          </table:table-cell>
          <table:table-cell office:value-type="float" office:value="160.652777064" calcext:value-type="float">
            <text:p>160.65277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500" calcext:value-type="float">
            <text:p>500</text:p>
          </table:table-cell>
          <table:table-cell office:value-type="float" office:value="6.156032" calcext:value-type="float">
            <text:p>6.156032</text:p>
          </table:table-cell>
          <table:table-cell office:value-type="float" office:value="0.006156032" calcext:value-type="float">
            <text:p>0.006156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1000" calcext:value-type="float">
            <text:p>1000</text:p>
          </table:table-cell>
          <table:table-cell office:value-type="float" office:value="8.503037" calcext:value-type="float">
            <text:p>8.503037</text:p>
          </table:table-cell>
          <table:table-cell office:value-type="float" office:value="0.008503037" calcext:value-type="float">
            <text:p>0.008503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2500" calcext:value-type="float">
            <text:p>2500</text:p>
          </table:table-cell>
          <table:table-cell office:value-type="float" office:value="48.736426" calcext:value-type="float">
            <text:p>48.736426</text:p>
          </table:table-cell>
          <table:table-cell office:value-type="float" office:value="0.048736426" calcext:value-type="float">
            <text:p>0.048736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5000" calcext:value-type="float">
            <text:p>5000</text:p>
          </table:table-cell>
          <table:table-cell office:value-type="float" office:value="194.951694" calcext:value-type="float">
            <text:p>194.951694</text:p>
          </table:table-cell>
          <table:table-cell office:value-type="float" office:value="0.194951694" calcext:value-type="float">
            <text:p>0.194951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10000" calcext:value-type="float">
            <text:p>10000</text:p>
          </table:table-cell>
          <table:table-cell office:value-type="float" office:value="735.405421" calcext:value-type="float">
            <text:p>735.405421</text:p>
          </table:table-cell>
          <table:table-cell office:value-type="float" office:value="0.735405421" calcext:value-type="float">
            <text:p>0.735405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25000" calcext:value-type="float">
            <text:p>25000</text:p>
          </table:table-cell>
          <table:table-cell office:value-type="float" office:value="5412.55276" calcext:value-type="float">
            <text:p>5412.55276</text:p>
          </table:table-cell>
          <table:table-cell office:value-type="float" office:value="5.41255276" calcext:value-type="float">
            <text:p>5.41255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50000" calcext:value-type="float">
            <text:p>50000</text:p>
          </table:table-cell>
          <table:table-cell office:value-type="float" office:value="19447.458692" calcext:value-type="float">
            <text:p>19447.458692</text:p>
          </table:table-cell>
          <table:table-cell office:value-type="float" office:value="19.447458692" calcext:value-type="float">
            <text:p>19.447458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le Thread Stream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54.053893" calcext:value-type="float">
            <text:p>76154.053893</text:p>
          </table:table-cell>
          <table:table-cell office:value-type="float" office:value="76.154053893" calcext:value-type="float">
            <text:p>76.15405389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7T10:04:15.489712044</dc:date>
    <meta:editing-duration>PT15M25S</meta:editing-duration>
    <meta:editing-cycles>16</meta:editing-cycles>
    <meta:generator>LibreOffice/7.3.7.2$Linux_X86_64 LibreOffice_project/30$Build-2</meta:generator>
    <meta:document-statistic meta:table-count="1" meta:cell-count="3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02cm" svg:height="19.294cm" xlink:href=".." xlink:type="simple" chart:class="chart:scatter" chart:style-name="ch1">
        <chart:legend chart:legend-position="end" svg:x="28.837cm" svg:y="8.601cm" style:legend-expansion="high" chart:style-name="ch2"/>
        <chart:plot-area chart:style-name="ch3" table:cell-range-address="perfs.F1:perfs.G12 perfs.I1:perfs.I12 perfs.K1:perfs.K12 perfs.M1:perfs.M12" chart:data-source-has-labels="row" svg:x="0.686cm" svg:y="0.385cm" svg:width="27.465cm" svg:height="18.524cm">
          <chart:coordinate-region svg:x="1.493cm" svg:y="0.584cm" svg:width="26.008cm" svg:height="17.6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fs.G2:perfs.G12" chart:label-cell-address="perfs.G1:perfs.G1" chart:class="chart:scatter">
            <chart:domain table:cell-range-address="perfs.F2:perfs.F12"/>
            <chart:data-point chart:repeated="11"/>
          </chart:series>
          <chart:series chart:style-name="ch8" chart:values-cell-range-address="perfs.I2:perfs.I12" chart:label-cell-address="perfs.I1:perfs.I1" chart:class="chart:scatter">
            <chart:domain table:cell-range-address="perfs.H2:perfs.H12"/>
            <chart:data-point chart:repeated="11"/>
          </chart:series>
          <chart:series chart:style-name="ch9" chart:values-cell-range-address="perfs.K2:perfs.K12" chart:label-cell-address="perfs.K1:perfs.K1" chart:class="chart:scatter">
            <chart:domain table:cell-range-address="perfs.J2:perfs.J12"/>
            <chart:data-point chart:repeated="11"/>
          </chart:series>
          <chart:series chart:style-name="ch10" chart:values-cell-range-address="perfs.M2:perfs.M12" chart:label-cell-address="perfs.M1:perfs.M1" chart:class="chart:scatter">
            <chart:domain table:cell-range-address="perfs.L2:perfs.L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ulti Thread For</text:p>
                <draw:g>
                  <svg:desc>perfs.G1:perfs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ested Parallel Thread Stream</text:p>
                <draw:g>
                  <svg:desc>perfs.I1:perfs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ngle Thread For</text:p>
                <draw:g>
                  <svg:desc>perfs.K1:perfs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ingle Thread Stream</text:p>
                <draw:g>
                  <svg:desc>perfs.M1:perf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perfs.F2:perfs.F12</svg:desc>
                </draw:g>
              </table:table-cell>
              <table:table-cell office:value-type="float" office:value="0.026546679">
                <text:p>0.026546679</text:p>
                <draw:g>
                  <svg:desc>perfs.G2:perfs.G12</svg:desc>
                </draw:g>
              </table:table-cell>
              <table:table-cell office:value-type="float" office:value="0.006382928">
                <text:p>0.006382928</text:p>
                <draw:g>
                  <svg:desc>perfs.H2:perfs.H12</svg:desc>
                </draw:g>
              </table:table-cell>
              <table:table-cell office:value-type="float" office:value="0.016697498">
                <text:p>0.016697498</text:p>
                <draw:g>
                  <svg:desc>perfs.I2:perfs.I12</svg:desc>
                </draw:g>
              </table:table-cell>
              <table:table-cell office:value-type="float" office:value="0.009318974">
                <text:p>0.009318974</text:p>
                <draw:g>
                  <svg:desc>perfs.J2:perfs.J12</svg:desc>
                </draw:g>
              </table:table-cell>
              <table:table-cell office:value-type="float" office:value="0.007319095">
                <text:p>0.007319095</text:p>
                <draw:g>
                  <svg:desc>perfs.K2:perfs.K12</svg:desc>
                </draw:g>
              </table:table-cell>
              <table:table-cell office:value-type="float" office:value="0.001763408">
                <text:p>0.001763408</text:p>
                <draw:g>
                  <svg:desc>perfs.L2:perfs.L12</svg:desc>
                </draw:g>
              </table:table-cell>
              <table:table-cell office:value-type="float" office:value="0.006156032">
                <text:p>0.006156032</text:p>
                <draw:g>
                  <svg:desc>perfs.M2:perfs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41034211">
                <text:p>0.041034211</text:p>
              </table:table-cell>
              <table:table-cell office:value-type="float" office:value="0.005715918">
                <text:p>0.005715918</text:p>
              </table:table-cell>
              <table:table-cell office:value-type="float" office:value="0.015866751">
                <text:p>0.015866751</text:p>
              </table:table-cell>
              <table:table-cell office:value-type="float" office:value="0.001361657">
                <text:p>0.001361657</text:p>
              </table:table-cell>
              <table:table-cell office:value-type="float" office:value="0.010965958">
                <text:p>0.010965958</text:p>
              </table:table-cell>
              <table:table-cell office:value-type="float" office:value="0.004950798">
                <text:p>0.004950798</text:p>
              </table:table-cell>
              <table:table-cell office:value-type="float" office:value="0.008503037">
                <text:p>0.008503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0.100391614">
                <text:p>0.100391614</text:p>
              </table:table-cell>
              <table:table-cell office:value-type="float" office:value="0.014125886">
                <text:p>0.014125886</text:p>
              </table:table-cell>
              <table:table-cell office:value-type="float" office:value="0.008958259">
                <text:p>0.008958259</text:p>
              </table:table-cell>
              <table:table-cell office:value-type="float" office:value="0.006805559">
                <text:p>0.006805559</text:p>
              </table:table-cell>
              <table:table-cell office:value-type="float" office:value="0.018871175">
                <text:p>0.018871175</text:p>
              </table:table-cell>
              <table:table-cell office:value-type="float" office:value="0.008092498">
                <text:p>0.008092498</text:p>
              </table:table-cell>
              <table:table-cell office:value-type="float" office:value="0.048736426">
                <text:p>0.048736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199065613">
                <text:p>0.199065613</text:p>
              </table:table-cell>
              <table:table-cell office:value-type="float" office:value="0.006158012">
                <text:p>0.006158012</text:p>
              </table:table-cell>
              <table:table-cell office:value-type="float" office:value="0.030406526">
                <text:p>0.030406526</text:p>
              </table:table-cell>
              <table:table-cell office:value-type="float" office:value="0.026255306">
                <text:p>0.026255306</text:p>
              </table:table-cell>
              <table:table-cell office:value-type="float" office:value="0.063919902">
                <text:p>0.063919902</text:p>
              </table:table-cell>
              <table:table-cell office:value-type="float" office:value="0.014712355">
                <text:p>0.014712355</text:p>
              </table:table-cell>
              <table:table-cell office:value-type="float" office:value="0.194951694">
                <text:p>0.19495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03042838">
                <text:p>0.403042838</text:p>
              </table:table-cell>
              <table:table-cell office:value-type="float" office:value="0.006452532">
                <text:p>0.006452532</text:p>
              </table:table-cell>
              <table:table-cell office:value-type="float" office:value="0.091719139">
                <text:p>0.091719139</text:p>
              </table:table-cell>
              <table:table-cell office:value-type="float" office:value="0.103884022">
                <text:p>0.103884022</text:p>
              </table:table-cell>
              <table:table-cell office:value-type="float" office:value="0.264186306">
                <text:p>0.264186306</text:p>
              </table:table-cell>
              <table:table-cell office:value-type="float" office:value="0.037442799">
                <text:p>0.037442799</text:p>
              </table:table-cell>
              <table:table-cell office:value-type="float" office:value="0.735405421">
                <text:p>0.735405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986126865">
                <text:p>0.986126865</text:p>
              </table:table-cell>
              <table:table-cell office:value-type="float" office:value="0.050006327">
                <text:p>0.050006327</text:p>
              </table:table-cell>
              <table:table-cell office:value-type="float" office:value="0.772114706">
                <text:p>0.772114706</text:p>
              </table:table-cell>
              <table:table-cell office:value-type="float" office:value="0.705505974">
                <text:p>0.705505974</text:p>
              </table:table-cell>
              <table:table-cell office:value-type="float" office:value="1.593518811">
                <text:p>1.593518811</text:p>
              </table:table-cell>
              <table:table-cell office:value-type="float" office:value="0.416979535">
                <text:p>0.416979535</text:p>
              </table:table-cell>
              <table:table-cell office:value-type="float" office:value="5.41255276">
                <text:p>5.41255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2.244253261">
                <text:p>2.244253261</text:p>
              </table:table-cell>
              <table:table-cell office:value-type="float" office:value="0.098939329">
                <text:p>0.098939329</text:p>
              </table:table-cell>
              <table:table-cell office:value-type="float" office:value="2.856412645">
                <text:p>2.856412645</text:p>
              </table:table-cell>
              <table:table-cell office:value-type="float" office:value="2.436872488">
                <text:p>2.436872488</text:p>
              </table:table-cell>
              <table:table-cell office:value-type="float" office:value="13.963883334">
                <text:p>13.963883334</text:p>
              </table:table-cell>
              <table:table-cell office:value-type="float" office:value="0.99163556">
                <text:p>0.99163556</text:p>
              </table:table-cell>
              <table:table-cell office:value-type="float" office:value="19.447458692">
                <text:p>19.447458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5.404792477">
                <text:p>5.404792477</text:p>
              </table:table-cell>
              <table:table-cell office:value-type="float" office:value="0.327102699">
                <text:p>0.327102699</text:p>
              </table:table-cell>
              <table:table-cell office:value-type="float" office:value="11.292072171">
                <text:p>11.292072171</text:p>
              </table:table-cell>
              <table:table-cell office:value-type="float" office:value="9.075782338">
                <text:p>9.075782338</text:p>
              </table:table-cell>
              <table:table-cell office:value-type="float" office:value="29.391843612">
                <text:p>29.391843612</text:p>
              </table:table-cell>
              <table:table-cell office:value-type="float" office:value="3.888329333">
                <text:p>3.888329333</text:p>
              </table:table-cell>
              <table:table-cell office:value-type="float" office:value="76.154053893">
                <text:p>76.154053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">
                <text:p>250000</text:p>
              </table:table-cell>
              <table:table-cell office:value-type="float" office:value="61.318188665">
                <text:p>61.318188665</text:p>
              </table:table-cell>
              <table:table-cell office:value-type="float" office:value="0.767424496">
                <text:p>0.767424496</text:p>
              </table:table-cell>
              <table:table-cell office:value-type="float" office:value="174.901654691">
                <text:p>174.901654691</text:p>
              </table:table-cell>
              <table:table-cell office:value-type="float" office:value="138.273792955">
                <text:p>138.273792955</text:p>
              </table:table-cell>
              <table:table-cell office:value-type="float" office:value="410.170442055">
                <text:p>410.170442055</text:p>
              </table:table-cell>
              <table:table-cell office:value-type="float" office:value="25.815489269">
                <text:p>25.815489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289.039915956">
                <text:p>289.039915956</text:p>
              </table:table-cell>
              <table:table-cell office:value-type="float" office:value="0.993851247">
                <text:p>0.993851247</text:p>
              </table:table-cell>
              <table:table-cell office:value-type="float" office:value="445.550133971">
                <text:p>445.550133971</text:p>
              </table:table-cell>
              <table:table-cell office:value-type="float" office:value="478.613650292">
                <text:p>478.613650292</text:p>
              </table:table-cell>
              <table:table-cell office:value-type="float" office:value="NaN">
                <text:p>NaN</text:p>
              </table:table-cell>
              <table:table-cell office:value-type="float" office:value="160.652777064">
                <text:p>160.652777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3.158990186">
                <text:p>3.15899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